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2.96pt"/>
    </style:style>
    <style:style style:name="co5" style:family="table-column">
      <style:table-column-properties fo:break-before="auto" style:column-width="80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olecula HF</text:p>
          </table:table-cell>
          <table:table-cell table:style-name="Default" table:number-columns-repeated="2"/>
          <table:table-cell/>
          <table:table-cell office:value-type="string" calcext:value-type="string">
            <text:p>átomo H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table:style-name="Default"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HF</text:p>
          </table:table-cell>
          <table:table-cell table:style-name="Default"/>
          <table:table-cell office:value-type="string" calcext:value-type="string">
            <text:p>HF/MP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table:style-name="Default" office:value-type="string" calcext:value-type="string">
            <text:p>BL</text:p>
          </table:table-cell>
          <table:table-cell table:style-name="Default" office:value-type="string" calcext:value-type="string">
            <text:p>E</text:p>
          </table:table-cell>
          <table:table-cell/>
          <table:table-cell office:value-type="string" calcext:value-type="string">
            <text:p>Basis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Basis</text:p>
          </table:table-cell>
          <table:table-cell table:style-name="Default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3g</text:p>
          </table:table-cell>
          <table:table-cell office:value-type="float" office:value="0.9554507" calcext:value-type="float">
            <text:p>0.9555</text:p>
          </table:table-cell>
          <table:table-cell office:value-type="float" office:value="-98.5704898184" calcext:value-type="float">
            <text:p>-98.5705</text:p>
          </table:table-cell>
          <table:table-cell/>
          <table:table-cell office:value-type="string" calcext:value-type="string">
            <text:p>sto3g</text:p>
          </table:table-cell>
          <table:table-cell office:value-type="float" office:value="-0.4665818504" calcext:value-type="float">
            <text:p>-0.4666</text:p>
          </table:table-cell>
          <table:table-cell office:value-type="string" calcext:value-type="string">
            <text:p>6-31g</text:p>
          </table:table-cell>
          <table:table-cell office:value-type="float" office:value="-0.4982329092" calcext:value-type="float">
            <text:p>-0.49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6g</text:p>
          </table:table-cell>
          <table:table-cell office:value-type="float" office:value="0.9540421" calcext:value-type="float">
            <text:p>0.9540</text:p>
          </table:table-cell>
          <table:table-cell office:value-type="float" office:value="-99.4992849787" calcext:value-type="float">
            <text:p>-99.4993</text:p>
          </table:table-cell>
          <table:table-cell/>
          <table:table-cell office:value-type="string" calcext:value-type="string">
            <text:p>sto6g</text:p>
          </table:table-cell>
          <table:table-cell office:value-type="float" office:value="-0.4710390542" calcext:value-type="float">
            <text:p>-0.4710</text:p>
          </table:table-cell>
          <table:table-cell office:value-type="string" calcext:value-type="string">
            <text:p>Cc-pvtz</text:p>
          </table:table-cell>
          <table:table-cell office:value-type="float" office:value="-0.4998098113" calcext:value-type="float">
            <text:p>-0.4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208549" calcext:value-type="float">
            <text:p>0.9209</text:p>
          </table:table-cell>
          <table:table-cell office:value-type="float" office:value="-99.9776366866" calcext:value-type="float">
            <text:p>-99.9776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0.4982329092" calcext:value-type="float">
            <text:p>-0.4982</text:p>
          </table:table-cell>
          <table:table-cell office:value-type="string" calcext:value-type="string">
            <text:p>Aug-cc-pvtz</text:p>
          </table:table-cell>
          <table:table-cell office:value-type="float" office:value="-0.499821176" calcext:value-type="float">
            <text:p>-0.49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8979437" calcext:value-type="float">
            <text:p>0.8979</text:p>
          </table:table-cell>
          <table:table-cell office:value-type="float" office:value="-100.0477587263" calcext:value-type="float">
            <text:p>-100.0478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0.4998098113" calcext:value-type="float">
            <text:p>-0.4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8991195" calcext:value-type="float">
            <text:p>0.8991</text:p>
          </table:table-cell>
          <table:table-cell office:value-type="float" office:value="-100.0614642806" calcext:value-type="float">
            <text:p>-100.0615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0.499821176" calcext:value-type="float">
            <text:p>-0.499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F/MP2</text:p>
          </table:table-cell>
          <table:table-cell table:number-columns-repeated="3"/>
          <table:table-cell office:value-type="string" calcext:value-type="string">
            <text:p>átomo F</text:p>
          </table:table-cell>
          <table:table-cell/>
          <table:table-cell office:value-type="string" calcext:value-type="string">
            <text:p>Iao 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F</text:p>
          </table:table-cell>
          <table:table-cell/>
          <table:table-cell office:value-type="string" calcext:value-type="string">
            <text:p>H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o3g</text:p>
          </table:table-cell>
          <table:table-cell office:value-type="float" office:value="0.9752281" calcext:value-type="float">
            <text:p>0.9752</text:p>
          </table:table-cell>
          <table:table-cell office:value-type="float" office:value="-98.5923477173" calcext:value-type="float">
            <text:p>-98.5923</text:p>
          </table:table-cell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6g</text:p>
          </table:table-cell>
          <table:table-cell office:value-type="float" office:value="0.9742526" calcext:value-type="float">
            <text:p>0.9743</text:p>
          </table:table-cell>
          <table:table-cell office:value-type="float" office:value="-99.52120404" calcext:value-type="float">
            <text:p>-99.5212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3602181659" calcext:value-type="float">
            <text:p>-99.3602</text:p>
          </table:table-cell>
          <table:table-cell office:value-type="string" calcext:value-type="string">
            <text:p>6-31g</text:p>
          </table:table-cell>
          <table:table-cell office:value-type="float" office:value="-99.3501805976" calcext:value-type="float">
            <text:p>-99.3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69871" calcext:value-type="float">
            <text:p>0.9470</text:p>
          </table:table-cell>
          <table:table-cell office:value-type="float" office:value="-100.1119813007" calcext:value-type="float">
            <text:p>-100.1120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4009352722" calcext:value-type="float">
            <text:p>-99.4009</text:p>
          </table:table-cell>
          <table:table-cell office:value-type="string" calcext:value-type="string">
            <text:p>Cc-pvtz</text:p>
          </table:table-cell>
          <table:table-cell office:value-type="float" office:value="-99.4242987372" calcext:value-type="float">
            <text:p>-99.42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79904" calcext:value-type="float">
            <text:p>0.9180</text:p>
          </table:table-cell>
          <table:table-cell office:value-type="float" office:value="-100.3297862599" calcext:value-type="float">
            <text:p>-100.3298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4020831214" calcext:value-type="float">
            <text:p>-99.4021</text:p>
          </table:table-cell>
          <table:table-cell office:value-type="string" calcext:value-type="string">
            <text:p>Aug-cc-pvtz</text:p>
          </table:table-cell>
          <table:table-cell office:value-type="float" office:value="-99.4508070223" calcext:value-type="float">
            <text:p>-99.45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21839" calcext:value-type="float">
            <text:p>0.9218</text:p>
          </table:table-cell>
          <table:table-cell office:value-type="float" office:value="-100.3408908247" calcext:value-type="float">
            <text:p>-100.34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HF/MP2</text:p>
          </table:table-cell>
          <table:table-cell/>
          <table:table-cell office:value-type="string" calcext:value-type="string">
            <text:p>HF/MP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F/CCD</text:p>
          </table:table-cell>
          <table:table-cell table:number-columns-repeated="3"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395413093" calcext:value-type="float">
            <text:p>-99.4395</text:p>
          </table:table-cell>
          <table:table-cell office:value-type="string" calcext:value-type="string">
            <text:p>6-31g</text:p>
          </table:table-cell>
          <table:table-cell office:value-type="float" office:value="-99.4677371472" calcext:value-type="float">
            <text:p>-99.46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63055" calcext:value-type="float">
            <text:p>0.9463</text:p>
          </table:table-cell>
          <table:table-cell office:value-type="float" office:value="-100.1116689628" calcext:value-type="float">
            <text:p>-100.1117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048680578" calcext:value-type="float">
            <text:p>-99.6049</text:p>
          </table:table-cell>
          <table:table-cell office:value-type="string" calcext:value-type="string">
            <text:p>Cc-pvtz</text:p>
          </table:table-cell>
          <table:table-cell office:value-type="float" office:value="-99.6859322146" calcext:value-type="float">
            <text:p>-99.68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43219" calcext:value-type="float">
            <text:p>0.9143</text:p>
          </table:table-cell>
          <table:table-cell office:value-type="float" office:value="-100.3238752919" calcext:value-type="float">
            <text:p>-100.3239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6115355241" calcext:value-type="float">
            <text:p>-99.6115</text:p>
          </table:table-cell>
          <table:table-cell office:value-type="string" calcext:value-type="string">
            <text:p>Aug-cc-pvtz</text:p>
          </table:table-cell>
          <table:table-cell office:value-type="float" office:value="-99.7370490921" calcext:value-type="float">
            <text:p>-99.73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172023" calcext:value-type="float">
            <text:p>0.9172</text:p>
          </table:table-cell>
          <table:table-cell office:value-type="float" office:value="-100.3405738315" calcext:value-type="float">
            <text:p>-100.34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CCSD</text:p>
          </table:table-cell>
          <table:table-cell/>
          <table:table-cell office:value-type="string" calcext:value-type="string">
            <text:p>CCS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F/CCSD</text:p>
          </table:table-cell>
          <table:table-cell table:number-columns-repeated="3"/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6-31g</text:p>
          </table:table-cell>
          <table:table-cell office:value-type="float" office:value="-99.4459821534" calcext:value-type="float">
            <text:p>-99.4460</text:p>
          </table:table-cell>
          <table:table-cell office:value-type="string" calcext:value-type="string">
            <text:p>6-31g</text:p>
          </table:table-cell>
          <table:table-cell office:value-type="float" office:value="-99.47291597" calcext:value-type="float">
            <text:p>-99.47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78626" calcext:value-type="float">
            <text:p>0.9479</text:p>
          </table:table-cell>
          <table:table-cell office:value-type="float" office:value="-100.1125096815" calcext:value-type="float">
            <text:p>-100.1125</text:p>
          </table:table-cell>
          <table:table-cell/>
          <table:table-cell office:value-type="string" calcext:value-type="string">
            <text:p>Cc-pvtz</text:p>
          </table:table-cell>
          <table:table-cell office:value-type="float" office:value="-99.6166912862" calcext:value-type="float">
            <text:p>-99.6167</text:p>
          </table:table-cell>
          <table:table-cell office:value-type="string" calcext:value-type="string">
            <text:p>Cc-pvtz</text:p>
          </table:table-cell>
          <table:table-cell office:value-type="float" office:value="-99.6928195789" calcext:value-type="float">
            <text:p>-99.69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52587" calcext:value-type="float">
            <text:p>0.9153</text:p>
          </table:table-cell>
          <table:table-cell office:value-type="float" office:value="-100.3252232823" calcext:value-type="float">
            <text:p>-100.3252</text:p>
          </table:table-cell>
          <table:table-cell/>
          <table:table-cell office:value-type="string" calcext:value-type="string">
            <text:p>Aug-cc-pvtz</text:p>
          </table:table-cell>
          <table:table-cell office:value-type="float" office:value="-99.623371839" calcext:value-type="float">
            <text:p>-99.6234</text:p>
          </table:table-cell>
          <table:table-cell office:value-type="string" calcext:value-type="string">
            <text:p>Aug-cc-pvtz</text:p>
          </table:table-cell>
          <table:table-cell office:value-type="float" office:value="-99.7393011717" calcext:value-type="float">
            <text:p>-99.73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183012" calcext:value-type="float">
            <text:p>0.9183</text:p>
          </table:table-cell>
          <table:table-cell office:value-type="float" office:value="-100.3420450484" calcext:value-type="float">
            <text:p>-100.342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F/CCSDT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F/MP2</text:p>
          </table:table-cell>
          <table:table-cell table:style-name="Default" office:value-type="string" calcext:value-type="string">
            <text:p>Eatom</text:p>
          </table:table-cell>
          <table:table-cell office:value-type="string" calcext:value-type="string">
            <text:p>Eatom (kcal/mol)</text:p>
          </table:table-cell>
          <table:table-cell table:style-name="Default" office:value-type="string" calcext:value-type="string">
            <text:p>Eion</text:p>
          </table:table-cell>
          <table:table-cell office:value-type="string" calcext:value-type="string">
            <text:p>Eion (kcal/m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31g</text:p>
          </table:table-cell>
          <table:table-cell office:value-type="float" office:value="0.9487328" calcext:value-type="float">
            <text:p>0.9487</text:p>
          </table:table-cell>
          <table:table-cell office:value-type="float" office:value="-100.113262893" calcext:value-type="float">
            <text:p>-100.1133</text:p>
          </table:table-cell>
          <table:table-cell/>
          <table:table-cell office:value-type="string" calcext:value-type="string">
            <text:p>6-31g</text:p>
          </table:table-cell>
          <table:table-cell table:formula="of:=[.I4]+[.G19]-[.D14]" office:value-type="float" office:value="0.174207082199999" calcext:value-type="float">
            <text:p>0.1742</text:p>
          </table:table-cell>
          <table:table-cell table:style-name="ce1" table:formula="of:=[.G32]*627.503" office:value-type="float" office:value="109.315466701746" calcext:value-type="float">
            <text:p>109.3155</text:p>
          </table:table-cell>
          <table:table-cell table:formula="of:=[.I19]-[.D14]" office:value-type="float" office:value="0.644244153499997" calcext:value-type="float">
            <text:p>0.6442</text:p>
          </table:table-cell>
          <table:table-cell table:style-name="ce1" table:formula="of:=[.I32]*627.503" office:value-type="float" office:value="404.265139053709" calcext:value-type="float">
            <text:p>404.26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c-pvtz</text:p>
          </table:table-cell>
          <table:table-cell office:value-type="float" office:value="0.9173124" calcext:value-type="float">
            <text:p>0.9173</text:p>
          </table:table-cell>
          <table:table-cell office:value-type="float" office:value="-100.3319907902" calcext:value-type="float">
            <text:p>-100.3320</text:p>
          </table:table-cell>
          <table:table-cell/>
          <table:table-cell office:value-type="string" calcext:value-type="string">
            <text:p>Cc-pvtz</text:p>
          </table:table-cell>
          <table:table-cell table:formula="of:=[.I5]+[.G20]-[.D15]" office:value-type="float" office:value="0.225108390800003" calcext:value-type="float">
            <text:p>0.2251</text:p>
          </table:table-cell>
          <table:table-cell table:style-name="ce1" table:formula="of:=[.G33]*627.503" office:value-type="float" office:value="141.256190552174" calcext:value-type="float">
            <text:p>141.2562</text:p>
          </table:table-cell>
          <table:table-cell table:formula="of:=[.I20]-[.D15]" office:value-type="float" office:value="0.643854045300003" calcext:value-type="float">
            <text:p>0.6439</text:p>
          </table:table-cell>
          <table:table-cell table:style-name="ce1" table:formula="of:=[.I33]*627.503" office:value-type="float" office:value="404.020344987888" calcext:value-type="float">
            <text:p>404.02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g-cc-pvtz</text:p>
          </table:table-cell>
          <table:table-cell office:value-type="float" office:value="0.9210262" calcext:value-type="float">
            <text:p>0.9210</text:p>
          </table:table-cell>
          <table:table-cell office:value-type="float" office:value="-100.3495767554" calcext:value-type="float">
            <text:p>-100.3496</text:p>
          </table:table-cell>
          <table:table-cell/>
          <table:table-cell office:value-type="string" calcext:value-type="string">
            <text:p>Aug-cc-pvtz</text:p>
          </table:table-cell>
          <table:table-cell table:formula="of:=[.I6]+[.G21]-[.D16]" office:value-type="float" office:value="0.229534124599994" calcext:value-type="float">
            <text:p>0.2295</text:p>
          </table:table-cell>
          <table:table-cell table:style-name="ce1" table:formula="of:=[.G34]*627.503" office:value-type="float" office:value="144.03335178887" calcext:value-type="float">
            <text:p>144.0334</text:p>
          </table:table-cell>
          <table:table-cell table:formula="of:=[.I21]-[.D16]" office:value-type="float" office:value="0.603841732600003" calcext:value-type="float">
            <text:p>0.6038</text:p>
          </table:table-cell>
          <table:table-cell table:style-name="ce1" table:formula="of:=[.I34]*627.503" office:value-type="float" office:value="378.9124987317" calcext:value-type="float">
            <text:p>378.9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4:06:47.777265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5T15:17:06.615993229</meta:creation-date>
    <meta:generator>LibreOffice/5.0.3.2$Linux_X86_64 LibreOffice_project/00m0$Build-2</meta:generator>
    <dc:date>2016-03-10T14:16:00.303398160</dc:date>
    <dc:creator>marcosgpc </dc:creator>
    <meta:editing-duration>PT49M29S</meta:editing-duration>
    <meta:editing-cycles>7</meta:editing-cycles>
    <meta:document-statistic meta:table-count="1" meta:cell-count="178" meta:object-count="0"/>
  </office:meta>
</office:document-meta>
</file>